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left="0.508cm" fo:margin-right="0cm" fo:text-indent="0cm" style:auto-text-indent="false"/>
    </style:style>
    <style:style style:name="P3" style:family="paragraph" style:parent-style-name="Standard">
      <style:paragraph-properties fo:margin-left="0.254cm" fo:margin-right="0cm" fo:text-indent="0cm" style:auto-text-indent="false"/>
    </style:style>
    <style:style style:name="P4" style:family="paragraph" style:parent-style-name="Text_20_body">
      <style:text-properties fo:font-style="italic" style:font-style-asian="italic"/>
    </style:style>
    <style:style style:name="P5" style:family="paragraph" style:parent-style-name="Heading_20_1">
      <style:paragraph-properties fo:margin-left="0.25cm" fo:margin-right="0cm" fo:text-indent="-0.25cm" style:auto-text-indent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name-complex="Arial1" style:font-size-complex="20pt"/>
    </style:style>
    <style:style style:name="P7" style:family="paragraph" style:parent-style-name="Text_20_body">
      <style:text-properties fo:font-style="italic" style:font-style-asian="italic"/>
    </style:style>
    <style:style style:name="P8" style:family="paragraph" style:parent-style-name="Heading_20_1" style:master-page-name="Standard">
      <style:paragraph-properties fo:margin-left="0.25cm" fo:margin-right="0cm" fo:text-align="center" style:justify-single-word="false" fo:text-indent="-0.25cm" style:auto-text-indent="false" style:page-number="auto"/>
      <style:text-properties style:font-name="Arial"/>
    </style:style>
    <style:style style:name="P9" style:family="paragraph" style:parent-style-name="Heading_20_1" style:list-style-name="WWNum1">
      <style:paragraph-properties fo:margin-left="0.25cm" fo:margin-right="0cm" fo:text-indent="-0.25cm" style:auto-text-indent="false"/>
    </style:style>
    <style:style style:name="P10" style:family="paragraph" style:parent-style-name="Heading_20_2" style:list-style-name="WWNum1"/>
    <style:style style:name="T1" style:family="text">
      <style:text-properties officeooo:rsid="001637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bookmark-start text:name="_Ref70049455"/>Levantamento de Requisitos</text:h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RECRUTA-IF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ome <text:tab/><text:tab/><text:tab/><text:tab/><text:tab/><text:tab/><text:tab/><text:tab/>AG</text:p>
      <text:p text:style-name="P1">Alisson da Silva Bueno <text:tab/><text:tab/><text:tab/><text:tab/><text:tab/>13502 <text:tab/><text:tab/></text:p>
      <text:p text:style-name="P1">Anderson José de Souza Inácio <text:tab/><text:tab/><text:tab/><text:tab/>10111 </text:p>
      <text:p text:style-name="P1">Everton Luiz Sausen <text:tab/><text:tab/><text:tab/><text:tab/><text:tab/><text:tab/>13340 </text:p>
      <text:p text:style-name="P1">Fernando André de Lima <text:tab/><text:tab/><text:tab/><text:tab/><text:tab/>13556 </text:p>
      <text:p text:style-name="P1">Joziel Alves de Souza<text:tab/><text:tab/><text:tab/><text:tab/><text:tab/>11586</text:p>
      <text:h text:style-name="P5" text:outline-level="1">Requisitos Funcionais<text:bookmark-end text:name="_Ref70049455"/></text:h>
      <text:p text:style-name="P4"/>
      <text:list xml:id="list6457007864374457265" text:style-name="WWNum1">
        <text:list-item>
          <text:list>
            <text:list-item>
              <text:h text:style-name="P10" text:outline-level="2">RF001 Permitir login e logoff de qualquer usuário</text:h>
            </text:list-item>
          </text:list>
        </text:list-item>
      </text:list>
      <text:p text:style-name="P4">O sistema efetuara a validação das credenciais informadas pelo usuário.</text:p>
      <text:list xml:id="list193614493812061" text:continue-numbering="true" text:style-name="WWNum1">
        <text:list-item>
          <text:list>
            <text:list-item>
              <text:h text:style-name="P10" text:outline-level="2">RF002 Autenticação por número de id e senha</text:h>
            </text:list-item>
          </text:list>
        </text:list-item>
      </text:list>
      <text:p text:style-name="P4">O sistema utilizara o id do usuário como identificação do mesmo.</text:p>
      <text:list xml:id="list193616156329688" text:continue-numbering="true" text:style-name="WWNum1">
        <text:list-item>
          <text:list>
            <text:list-item>
              <text:h text:style-name="P10" text:outline-level="2">RF003 Criar vaga</text:h>
            </text:list-item>
          </text:list>
        </text:list-item>
      </text:list>
      <text:p text:style-name="Standard">O recrutador poderá criar uma vaga e decidir os parâmetros para preenche-la, e informar a data tempo limite de inscrição. </text:p>
      <text:list xml:id="list193615446715112" text:continue-numbering="true" text:style-name="WWNum1">
        <text:list-item>
          <text:list>
            <text:list-item>
              <text:h text:style-name="P10" text:outline-level="2">RF004 Listar vagas</text:h>
            </text:list-item>
          </text:list>
        </text:list-item>
      </text:list>
      <text:p text:style-name="Standard">Todas as vagas em aberto no sistema serão listadas </text:p>
      <text:p text:style-name="Standard"/>
      <text:list xml:id="list193615299324833" text:continue-numbering="true" text:style-name="WWNum1">
        <text:list-item>
          <text:list>
            <text:list-item>
              <text:h text:style-name="P10" text:outline-level="2">RF005 Alterar vaga</text:h>
            </text:list-item>
          </text:list>
        </text:list-item>
      </text:list>
      <text:p text:style-name="Standard">Apenas o recrutador poderá editar a vaga.</text:p>
      <text:list xml:id="list193614374425711" text:continue-numbering="true" text:style-name="WWNum1">
        <text:list-item>
          <text:list>
            <text:list-item>
              <text:h text:style-name="P10" text:outline-level="2">RF006 Inativar vaga</text:h>
            </text:list-item>
          </text:list>
        </text:list-item>
      </text:list>
      <text:p text:style-name="Standard">Apenas o recrutador poderá inativar a vaga </text:p>
      <text:list xml:id="list193615502518276" text:continue-numbering="true" text:style-name="WWNum1">
        <text:list-item>
          <text:list>
            <text:list-item>
              <text:h text:style-name="P10" text:outline-level="2">RF007 Visualizar candidatos</text:h>
            </text:list-item>
          </text:list>
        </text:list-item>
      </text:list>
      <text:p text:style-name="Standard">O recrutador poderá visualizar os candidatos que se cadastraram para a vaga.</text:p>
      <text:list xml:id="list193615561945193" text:continue-numbering="true" text:style-name="WWNum1">
        <text:list-item>
          <text:list>
            <text:list-item>
              <text:h text:style-name="P10" text:outline-level="2">RF008 Visualizar vagas</text:h>
            </text:list-item>
          </text:list>
        </text:list-item>
      </text:list>
      <text:p text:style-name="Standard">Após a vaga ser selecionada o ator poderá visualizar as informações mais detalhada da vaga.</text:p>
      <text:list xml:id="list193614765220399" text:continue-numbering="true" text:style-name="WWNum1">
        <text:list-item>
          <text:list>
            <text:list-item>
              <text:h text:style-name="P10" text:outline-level="2">RF009 Candidatar a vaga</text:h>
            </text:list-item>
          </text:list>
        </text:list-item>
      </text:list>
      <text:p text:style-name="Standard">Após a visualização da vaga o candidato se candidata a mesma.</text:p>
      <text:list xml:id="list193616195338756" text:continue-numbering="true" text:style-name="WWNum1">
        <text:list-item>
          <text:list>
            <text:list-item>
              <text:h text:style-name="P10" text:outline-level="2">RF010 Alterar dados de cadastro</text:h>
            </text:list-item>
          </text:list>
        </text:list-item>
      </text:list>
      <text:p text:style-name="Standard">Tanto o recrutador como o candidato poderão alterar dados de seu cadastro</text:p>
      <text:list xml:id="list193614618254533" text:continue-numbering="true" text:style-name="WWNum1">
        <text:list-item>
          <text:list>
            <text:list-item>
              <text:h text:style-name="P10" text:outline-level="2">RF011 Receber retorno de vagas </text:h>
            </text:list-item>
          </text:list>
        </text:list-item>
      </text:list>
      <text:p text:style-name="P2"/>
      <text:p text:style-name="Standard">O candidato recebera um retorno em seu e-mail do encerramento da vaga.</text:p>
      <text:list xml:id="list193614854221001" text:continue-numbering="true" text:style-name="WWNum1">
        <text:list-item>
          <text:h text:style-name="P9" text:outline-level="1"><text:bookmark-start text:name="_Ref70049575"/>Requisitos Não Funcionais<text:bookmark-end text:name="_Ref70049575"/></text:h>
        </text:list-item>
      </text:list>
      <text:p text:style-name="Text_20_body"/>
      <text:list xml:id="list193614452856552" text:continue-numbering="true" text:style-name="WWNum1">
        <text:list-item>
          <text:list>
            <text:list-item>
              <text:h text:style-name="P10" text:outline-level="2">RNF001 Segurança</text:h>
            </text:list-item>
          </text:list>
        </text:list-item>
      </text:list>
      <text:p text:style-name="Standard"/>
      <text:list xml:id="list193615845727914" text:continue-numbering="true" text:style-name="WWNum1">
        <text:list-item>
          <text:list>
            <text:list-item>
              <text:h text:style-name="P10" text:outline-level="2">RNF002 Desempenho </text:h>
            </text:list-item>
          </text:list>
        </text:list-item>
      </text:list>
      <text:p text:style-name="Standard">O sistema irá funcionar em uma rede velo.....</text:p>
      <text:p text:style-name="Standard">backup<text:bookmark text:name="_GoBack"/></text:p>
      <text:list xml:id="list193614817676483" text:continue-numbering="true" text:style-name="WWNum1">
        <text:list-item>
          <text:list>
            <text:list-item>
              <text:h text:style-name="P10" text:outline-level="2"><text:s/>RNF00<text:span text:style-name="T1">3</text:span> Hardware </text:h>
            </text:list-item>
          </text:list>
        </text:list-item>
      </text:list>
      <text:p text:style-name="P3">O sistema possui suporte apenas a maquinas com processador tipo 64 bits e com memória ram acima dos 6gigabyt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<text:bookmark-start text:name="__RefHeading__14_176920218"/><text:bookmark-end text:name="__RefHeading__14_176920218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justify" style:justify-single-word="false" fo:orphans="2" fo:widows="2" fo:hyphenation-ladder-count="no-limit" style:writing-mode="lr-tb"/>
      <style:text-properties style:font-name="Verdana" fo:font-family="Verdana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ar" style:country-asian="SA" style:font-name-complex="Times New Roman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25cm" fo:margin-right="0cm" fo:margin-top="0.423cm" fo:margin-bottom="0.106cm" loext:contextual-spacing="false" fo:text-indent="-0.25cm" style:auto-text-indent="false" fo:break-before="page" fo:padding-left="0cm" fo:padding-right="0cm" fo:padding-top="0cm" fo:padding-bottom="0.035cm" fo:border-left="none" fo:border-right="none" fo:border-top="none" fo:border-bottom="0.99pt solid #000001" fo:keep-with-next="always"/>
      <style:text-properties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fo:font-size="14pt" style:font-size-asian="14pt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Estilo_20_ABNT" style:display-name="Estilo ABNT" style:family="paragraph" style:default-outline-level="">
      <style:paragraph-properties fo:margin-top="0cm" fo:margin-bottom="0cm" loext:contextual-spacing="false" fo:line-height="150%" fo:text-align="justify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/>
    </style:style>
    <style:style style:name="Default_20_Paragraph_20_Font" style:display-name="Default Paragraph Font" style:family="text"/>
    <style:style style:name="Estilo_20_ABNT_20_Char" style:display-name="Estilo ABNT Char" style:family="text" style:parent-style-name="Default_20_Paragraph_20_Font">
      <style:text-properties style:font-name="Arial" fo:font-family="Arial" style:font-family-generic="roman" style:font-pitch="variable" fo:font-size="12pt" style:font-size-asian="12pt"/>
    </style:style>
    <style:style style:name="Título_20_1_20_Char" style:display-name="Título 1 Char" style:family="text" style:parent-style-name="Default_20_Paragraph_20_Font">
      <style:text-properties style:font-name="Verdana" fo:font-family="Verdan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ar" style:country-asian="SA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Título_20_2_20_Char" style:display-name="Título 2 Char" style:family="text" style:parent-style-name="Default_20_Paragraph_20_Font">
      <style:text-properties style:font-name="Verdana" fo:font-family="Verdana" style:font-family-generic="roman" style:font-pitch="variable" fo:font-size="14pt" style:font-name-asian="Times New Roman" style:font-family-asian="'Times New Roman'" style:font-family-generic-asian="system" style:font-pitch-asian="variable" style:font-size-asian="14pt" style:language-asian="ar" style:country-asian="SA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Corpo_20_de_20_texto_20_Char" style:display-name="Corpo de texto Char" style:family="text" style:parent-style-name="Default_20_Paragraph_20_Font">
      <style:text-properties style:font-name="Verdana" fo:font-family="Verdana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ar" style:country-asian="SA" style:font-name-complex="Times New Roman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254cm" fo:margin-left="0.25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0.508cm" fo:margin-left="0.50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016cm" fo:margin-left="1.01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27cm" fo:margin-left="1.2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sant anna</meta:initial-creator>
    <meta:editing-cycles>6</meta:editing-cycles>
    <meta:creation-date>2018-03-22T00:20:00</meta:creation-date>
    <dc:date>2018-03-22T19:36:14.130828643</dc:date>
    <meta:editing-duration>PT17M22S</meta:editing-duration>
    <meta:generator>LibreOffice/5.2.7.2$Linux_X86_64 LibreOffice_project/20m0$Build-2</meta:generator>
    <meta:document-statistic meta:table-count="0" meta:image-count="0" meta:object-count="0" meta:page-count="3" meta:paragraph-count="38" meta:word-count="259" meta:character-count="1602" meta:non-whitespace-character-count="135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